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2" style:family="paragraph" style:parent-style-name="Horizontal_20_Line">
      <style:text-properties fo:color="#ffffff" loext:opacity="100%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Standard">
      <style:text-properties fo:color="#ffffff" loext:opacity="100%"/>
    </style:style>
    <style:style style:name="T1" style:family="text">
      <style:text-properties fo:font-variant="normal" fo:text-transform="none" fo:color="#ffffff" loext:opacity="100%" fo:font-family="system-ui, Ubuntu, 'Droid Sans', sans-serif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Ótima ideia!<text:line-break/>Adicionar tabelas e dashboards de </text:span><text:span text:style-name="Strong_20_Emphasis"><text:span text:style-name="T1">avaliação de desempenho</text:span></text:span><text:span text:style-name="T1"> traz muito valor para o Proprietário, pois facilita a tomada de decisões e o acompanhamento do negócio.<text:line-break/>Veja alguns comentários sobre suas sugestões e outras ideias que podem complementar:</text:span></text:p>
      <text:p text:style-name="P2"/>
      <text:h text:style-name="P3" text:outline-level="3"><text:span text:style-name="Strong_20_Emphasis"><text:span text:style-name="T1">Suas sugestões</text:span></text:span></text:h>
      <text:list text:style-name="L1">
        <text:list-item>
          <text:p text:style-name="P4"><text:span text:style-name="Strong_20_Emphasis"><text:span text:style-name="T1">Serviços Realizados por Funcionário:</text:span></text:span><text:span text:style-name="T1"><text:line-break/>Excelente para medir produtividade, identificar funcionários mais requisitados e premiar desempenho.</text:span></text:p>
        </text:list-item>
        <text:list-item>
          <text:p text:style-name="P4"><text:span text:style-name="Strong_20_Emphasis"><text:span text:style-name="T1">Assiduidade de Clientes:</text:span></text:span><text:span text:style-name="T1"><text:line-break/>Ajuda a identificar clientes fiéis, criar campanhas de fidelização e entender padrões de retorno.</text:span></text:p>
        </text:list-item>
        <text:list-item>
          <text:p text:style-name="P4"><text:span text:style-name="Strong_20_Emphasis"><text:span text:style-name="T1">Faturamento Mensal do Salão:</text:span></text:span><text:span text:style-name="T1"><text:line-break/>Essencial para controle financeiro, planejamento e análise de crescimento.</text:span></text:p>
        </text:list-item>
        <text:list-item>
          <text:p text:style-name="P4"><text:span text:style-name="Strong_20_Emphasis"><text:span text:style-name="T1">Origem dos Clientes (rede social):</text:span></text:span><text:span text:style-name="T1"><text:line-break/>Fundamental para avaliar o retorno de campanhas de marketing e onde investir mais.</text:span></text:p>
        </text:list-item>
      </text:list>
      <text:p text:style-name="P2"/>
      <text:h text:style-name="P3" text:outline-level="3"><text:span text:style-name="Strong_20_Emphasis"><text:span text:style-name="T1">Outras sugestões úteis</text:span></text:span></text:h>
      <text:list text:style-name="L2">
        <text:list-item>
          <text:p text:style-name="P5"><text:span text:style-name="Strong_20_Emphasis"><text:span text:style-name="T1">Ticket médio por cliente:</text:span></text:span><text:span text:style-name="T1"><text:line-break/>Mostra quanto cada cliente gasta em média por visita.</text:span></text:p>
        </text:list-item>
        <text:list-item>
          <text:p text:style-name="P5"><text:span text:style-name="Strong_20_Emphasis"><text:span text:style-name="T1">Horários de pico:</text:span></text:span><text:span text:style-name="T1"><text:line-break/>Ajuda no planejamento de escala de funcionários.</text:span></text:p>
        </text:list-item>
        <text:list-item>
          <text:p text:style-name="P5"><text:span text:style-name="Strong_20_Emphasis"><text:span text:style-name="T1">Avaliação de satisfação dos clientes:</text:span></text:span><text:span text:style-name="T1"><text:line-break/>Pode ser feita via pesquisa rápida após o serviço.</text:span></text:p>
        </text:list-item>
        <text:list-item>
          <text:p text:style-name="P5"><text:span text:style-name="Strong_20_Emphasis"><text:span text:style-name="T1">Ranking de serviços mais realizados:</text:span></text:span><text:span text:style-name="T1"><text:line-break/>Para saber quais serviços são mais populares.</text:span></text:p>
        </text:list-item>
        <text:list-item>
          <text:p text:style-name="P5"><text:span text:style-name="Strong_20_Emphasis"><text:span text:style-name="T1">Clientes novos vs. recorrentes:</text:span></text:span><text:span text:style-name="T1"><text:line-break/>Para medir crescimento da base e retenção.</text:span>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1T13:46:45.061912646</meta:creation-date>
    <dc:date>2025-06-25T21:39:02.438167256</dc:date>
    <meta:editing-duration>PT22M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2" meta:word-count="176" meta:character-count="1172" meta:non-whitespace-character-count="1017"/>
  </office:meta>
</office:document-meta>
</file>